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69*"/>
    </style:style>
    <style:style style:name="Changelog.B" style:family="table-column">
      <style:table-column-properties style:column-width="2.776cm" style:rel-column-width="9575*"/>
    </style:style>
    <style:style style:name="Changelog.C" style:family="table-column">
      <style:table-column-properties style:column-width="10.522cm" style:rel-column-width="36291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0a9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7c41c" officeooo:paragraph-rsid="0007c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a9bf1" officeooo:paragraph-rsid="000a9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8803" officeooo:paragraph-rsid="000c88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9ab3" officeooo:paragraph-rsid="000c9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9ab3" officeooo:paragraph-rsid="000cc8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c858" officeooo:paragraph-rsid="000cc8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7c41c"/>
    </style:style>
    <style:style style:name="T2" style:family="text">
      <style:text-properties officeooo:rsid="0008d729"/>
    </style:style>
    <style:style style:name="T3" style:family="text">
      <style:text-properties officeooo:rsid="000cc858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3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4" office:value-type="string">
            <text:p text:style-name="P3">Added image to characters</text:p>
          </table:table-cell>
        </table:table-row>
        <table:table-row table:style-name="Changelog.3">
          <table:table-cell table:style-name="Changelog.A39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5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6" office:value-type="string">
            <text:p text:style-name="P3">Added deadlines</text:p>
          </table:table-cell>
        </table:table-row>
        <table:table-row table:style-name="Changelog.3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7" office:value-type="string">
            <text:p text:style-name="P3">Wrote the game story</text:p>
          </table:table-cell>
        </table:table-row>
        <table:table-row table:style-name="Changelog.8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8" office:value-type="string">
            <text:p text:style-name="P3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9" office:value-type="string">
            <text:p text:style-name="P3">Story revision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10" office:value-type="string">
            <text:p text:style-name="P3">Summary of acts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11" office:value-type="string">
            <text:p text:style-name="P3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12" office:value-type="string">
            <text:p text:style-name="P3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13" office:value-type="string">
            <text:p text:style-name="P3">Updated diagrams and map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14" office:value-type="string">
            <text:p text:style-name="P3">Updated characters layout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15" office:value-type="string">
            <text:p text:style-name="P3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16" office:value-type="string">
            <text:p text:style-name="P3">World diagrams, added Ben</text:p>
          </table:table-cell>
        </table:table-row>
        <table:table-row table:style-name="Changelog.10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17" office:value-type="string">
            <text:p text:style-name="P3">Valida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18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19" office:value-type="string">
            <text:p text:style-name="P3">Howl photo and correc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0" office:value-type="string">
            <text:p text:style-name="P3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21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2" office:value-type="string">
            <text:p text:style-name="P3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23" office:value-type="string">
            <text:p text:style-name="P3">Modified story flowchart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4" office:value-type="string">
            <text:p text:style-name="P3">Added Main story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25" office:value-type="string">
            <text:p text:style-name="P3">Created Master document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6" office:value-type="string">
            <text:p text:style-name="P3">Tropes</text:p>
          </table:table-cell>
        </table:table-row>
        <table:table-row table:style-name="Changelog.10">
          <table:table-cell table:style-name="Changelog.A39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27" office:value-type="string">
            <text:p text:style-name="P3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8" office:value-type="string">
            <text:p text:style-name="P3">Revision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29" office:value-type="string">
            <text:p text:style-name="P3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30" office:value-type="string">
            <text:p text:style-name="P3">Work on the Goal outlines, story flowchart and think about what happens in the level.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1" office:value-type="string">
            <text:p text:style-name="P3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32" office:value-type="string">
            <text:p text:style-name="P3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3" office:value-type="string">
            <text:p text:style-name="P3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5">Iervolino</text:p>
          </table:table-cell>
          <table:table-cell table:style-name="Changelog.B2" office:value-type="date" office:date-value="2018-11-26">
            <text:p text:style-name="P5">26/11/2018</text:p>
          </table:table-cell>
          <table:table-cell table:style-name="Changelog.C34" office:value-type="string">
            <text:p text:style-name="P3"><text:span text:style-name="T1">W</text:span>rote the <text:span text:style-name="T1">whole</text:span> script of level 6</text:p>
          </table:table-cell>
        </table:table-row>
        <table:table-row table:style-name="Changelog.10">
          <table:table-cell table:style-name="Changelog.A39" office:value-type="string">
            <text:p text:style-name="P5">Iervolino</text:p>
          </table:table-cell>
          <table:table-cell table:style-name="Changelog.B3" office:value-type="date" office:date-value="2018-11-26">
            <text:p text:style-name="P5">26/11/2018</text:p>
          </table:table-cell>
          <table:table-cell table:style-name="Changelog.C35" office:value-type="string">
            <text:p text:style-name="P3"><text:span text:style-name="T1">D</text:span>rew the tavern, the sewer monster, <text:span text:style-name="T2">and the throne room</text:span></text:p>
          </table:table-cell>
        </table:table-row>
        <table:table-row table:style-name="Changelog.10">
          <table:table-cell table:style-name="Changelog.A2" office:value-type="string">
            <text:p text:style-name="P6">Maione</text:p>
          </table:table-cell>
          <table:table-cell table:style-name="Changelog.B2" office:value-type="date" office:date-value="2018-11-27">
            <text:p text:style-name="P6">27/11/2018</text:p>
          </table:table-cell>
          <table:table-cell table:style-name="Changelog.C36" office:value-type="string">
            <text:p text:style-name="P6">General formatting</text:p>
          </table:table-cell>
        </table:table-row>
        <table:table-row table:style-name="Changelog.10">
          <table:table-cell table:style-name="Changelog.A39" office:value-type="string">
            <text:p text:style-name="P4">Dettori, Iervolino, Maione</text:p>
          </table:table-cell>
          <table:table-cell table:style-name="Changelog.B3" office:value-type="date" office:date-value="2018-11-27">
            <text:p text:style-name="P6">27/11/2018</text:p>
          </table:table-cell>
          <table:table-cell table:style-name="Changelog.C37" office:value-type="string">
            <text:p text:style-name="P4">Revision</text:p>
          </table:table-cell>
        </table:table-row>
        <table:table-row table:style-name="Changelog.10">
          <table:table-cell table:style-name="Changelog.A2" office:value-type="string">
            <text:p text:style-name="P7">Dettori</text:p>
          </table:table-cell>
          <table:table-cell table:style-name="Changelog.B2" office:value-type="date" office:date-value="2018-12-06">
            <text:p text:style-name="P7">06/12/2018</text:p>
          </table:table-cell>
          <table:table-cell table:style-name="Changelog.C38" office:value-type="string">
            <text:p text:style-name="P7">Completed the map of the city</text:p>
          </table:table-cell>
        </table:table-row>
        <table:table-row table:style-name="Changelog.10">
          <table:table-cell table:style-name="Changelog.A39" office:value-type="string">
            <text:p text:style-name="P7">Iervolino</text:p>
          </table:table-cell>
          <table:table-cell table:style-name="Changelog.B3" office:value-type="date" office:date-value="2018-12-07">
            <text:p text:style-name="P7">07/12/2018</text:p>
          </table:table-cell>
          <table:table-cell table:style-name="Changelog.C39" office:value-type="string">
            <text:p text:style-name="P3">Complete the map of the areas of the city</text:p>
          </table:table-cell>
        </table:table-row>
        <table:table-row table:style-name="Changelog.10">
          <table:table-cell table:style-name="Changelog.A2" office:value-type="string">
            <text:p text:style-name="P7">Maione</text:p>
          </table:table-cell>
          <table:table-cell table:style-name="Changelog.B2" office:value-type="date" office:date-value="2018-12-09">
            <text:p text:style-name="P7">09/12/2018</text:p>
          </table:table-cell>
          <table:table-cell table:style-name="Changelog.C44" office:value-type="string">
            <text:p text:style-name="P3">Digitization of maps</text:p>
          </table:table-cell>
        </table:table-row>
        <table:table-row table:style-name="Changelog.3">
          <table:table-cell table:style-name="Changelog.A2" office:value-type="string">
            <text:p text:style-name="P7">Dettori, Iervolino</text:p>
          </table:table-cell>
          <table:table-cell table:style-name="Changelog.B2" office:value-type="date" office:date-value="2018-12-10">
            <text:p text:style-name="P7">10/12/2018</text:p>
          </table:table-cell>
          <table:table-cell table:style-name="Changelog.C44" office:value-type="string">
            <text:p text:style-name="P3">Corrections and extensions</text:p>
          </table:table-cell>
        </table:table-row>
        <text:soft-page-break/>
        <table:table-row table:style-name="Changelog.10">
          <table:table-cell table:style-name="Changelog.A2" office:value-type="string">
            <text:p text:style-name="P7">Maione</text:p>
          </table:table-cell>
          <table:table-cell table:style-name="Changelog.B2" office:value-type="date" office:date-value="2018-12-11">
            <text:p text:style-name="P7">11/12/2018</text:p>
          </table:table-cell>
          <table:table-cell table:style-name="Changelog.C44" office:value-type="string">
            <text:p text:style-name="P7">General formatting</text:p>
          </table:table-cell>
        </table:table-row>
        <table:table-row table:style-name="Changelog.10">
          <table:table-cell table:style-name="Changelog.A2" office:value-type="string">
            <text:p text:style-name="P11">Dettori</text:p>
          </table:table-cell>
          <table:table-cell table:style-name="Changelog.B2" office:value-type="date" office:date-value="2018-12-11">
            <text:p text:style-name="P8">11/12/2018</text:p>
          </table:table-cell>
          <table:table-cell table:style-name="Changelog.C44" office:value-type="string">
            <text:p text:style-name="P11">Added hand-drawn maps and descriptions</text:p>
          </table:table-cell>
        </table:table-row>
        <table:table-row table:style-name="Changelog.10">
          <table:table-cell table:style-name="Changelog.A2" office:value-type="string">
            <text:p text:style-name="P10">Iervolino</text:p>
          </table:table-cell>
          <table:table-cell table:style-name="Changelog.B2" office:value-type="date" office:date-value="2018-12-11">
            <text:p text:style-name="P10">11/12/2018</text:p>
          </table:table-cell>
          <table:table-cell table:style-name="Changelog.C44" office:value-type="string">
            <text:p text:style-name="P10">Added hand-drawn maps <text:span text:style-name="T3">(sewers tower castle) and descriptions</text:span>, some revisions to scripts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2-11T23:38:58.141000000</dc:date>
    <meta:editing-duration>PT36M38S</meta:editing-duration>
    <meta:editing-cycles>23</meta:editing-cycles>
    <meta:generator>LibreOffice/6.1.2.1$Windows_X86_64 LibreOffice_project/65905a128db06ba48db947242809d14d3f9a93fe</meta:generator>
    <meta:document-statistic meta:table-count="2" meta:image-count="0" meta:object-count="0" meta:page-count="2" meta:paragraph-count="135" meta:word-count="313" meta:character-count="2224" meta:non-whitespace-character-count="2046"/>
    <meta:template xlink:type="simple" xlink:actuate="onRequest" xlink:title="" xlink:href="../MasterGameDesignDocument.odm" meta:date="2018-12-11T19:23:04.470000000"/>
  </office:meta>
</office:document-meta>
</file>